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 style:font-style-complex="italic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P6" style:parent-style-name="Standard" style:family="paragraph">
      <style:paragraph-properties fo:break-before="page"/>
    </style:style>
    <style:style style:family="graphic" style:name="a6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0">
      <style:graphic-properties fo:wrap-option="no-wrap" fo:padding-top="0in" fo:padding-bottom="0in" fo:padding-left="0in" fo:padding-right="0in" draw:textarea-vertical-align="top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02/13/18</text:p>
      <text:p text:style-name="Standard"/>
      <text:p text:style-name="Standard">- BST has two new rules</text:p>
      <text:p text:style-name="Standard">* all left(?)<text:s/>children of a given node must be less than the given nodes value</text:p>
      <text:p text:style-name="Standard">* all right children of a given node must be greater than or equal to the given nodes value.</text:p>
      <text:p text:style-name="Standard"/>
      <text:p text:style-name="Standard">&gt;</text:p>
      <text:p text:style-name="Standard"><text:tab/>node = given node;</text:p>
      <text:p text:style-name="Standard"><text:tab/>addNode(val)</text:p>
      <text:p text:style-name="Standard"><text:tab/><text:tab/>for i in tree</text:p>
      <text:p text:style-name="Standard"><text:tab/><text:tab/><text:tab/>if val &lt; i</text:p>
      <text:p text:style-name="Standard"><text:tab/><text:tab/><text:tab/><text:tab/>traverse to the left</text:p>
      <text:p text:style-name="Standard"><text:tab/><text:tab/><text:tab/>else</text:p>
      <text:p text:style-name="Standard"><text:tab/><text:tab/><text:tab/><text:tab/>traverse<text:s/>to the right</text:p>
      <text:p text:style-name="Standard">&lt;<text:tab/><text:tab/><text:tab/></text:p>
      <text:p text:style-name="Standard"/>
      <text:p text:style-name="Standard">- Determining if a value exists in a tree: traverse down tree using<text:s/>comparative<text:s/>statements until reaching the last possible position the value could exist</text:p>
      <text:p text:style-name="Standard"/>
      <text:p text:style-name="Standard">-Removing<text:s/>nodes is<text:s/>tricky</text:p>
      <text:p text:style-name="Standard">*<text:s/>Whenever<text:s/>we remove a node, we need to<text:s/>be<text:s/>sure that the<text:s/>removal<text:s/>doesn’t<text:s/>result<text:s/>in a violation of the BST rules</text:p>
      <text:p text:style-name="Standard">* if a node has one child, then we can just replace…</text:p>
      <text:p text:style-name="Standard"/>
      <text:p text:style-name="Standard">&gt;</text:p>
      <text:p text:style-name="Standard"><text:tab/>void virtual traverse(BinaryNode&lt;T&gt; node){</text:p>
      <text:p text:style-name="Standard"><text:tab/><text:tab/></text:p>
      <text:p text:style-name="Standard"><text:tab/>traverse(node→getLeftChild());<text:tab/>//<text:span text:style-name="T2">Left</text:span></text:p>
      <text:p text:style-name="Standard"/>
      <text:p text:style-name="Standard"><text:tab/>items.push_back(node→getValue());<text:tab/>//<text:span text:style-name="T3">us</text:span></text:p>
      <text:p text:style-name="Standard"/>
      <text:p text:style-name="Standard"><text:tab/>traverse(node→getRightChild());<text:tab/>//<text:span text:style-name="T4">Right</text:span></text:p>
      <text:p text:style-name="Standard"/>
      <text:p text:style-name="Standard"><text:span text:style-name="T5">&lt;</text:span></text:p>
      <text:p text:style-name="Standard"/>
      <text:p text:style-name="Standard"/>
      <text:soft-page-break/>
      <text:p text:style-name="P6"><draw:custom-shape svg:x="1.6984in" svg:y="1.0193in" svg:width="2.48611in" svg:height="2.63889in" draw:z-index="3" draw:id="id0" draw:style-name="a0" draw:name="Shape1" text:anchor-type="paragraph"><svg:title/><svg:desc/><text:p text:style-name="Normal"/><draw:enhanced-geometry draw:path-stretchpoint-x="21600" draw:path-stretchpoint-y="21600" draw:type="non-primitive" svg:viewBox="0 0 21600 21600" draw:enhanced-path="M ?f7 ?f7 L ?f15 ?f7 ?f15 ?f16 ?f7 ?f16 Z M ?f9 ?f9 L ?f17 ?f9 ?f17 ?f18 ?f9 ?f18 Z N" draw:text-areas="?f9 ?f9 ?f17 ?f18" draw:glue-points="?f19 ?f19 ?f23 ?f19 ?f23 ?f24 ?f19 ?f24 ?f20 ?f20 ?f21 ?f20 ?f21 ?f22 ?f20 ?f22" draw:glue-point-leaving-directions="-0, -0, -0, -0, -0, -0, -0, -0" draw:modifiers="2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$0"/><draw:equation draw:name="f9" draw:formula="?f7 + ?f8"/><draw:equation draw:name="f10" draw:formula="?f5 / 21600"/><draw:equation draw:name="f11" draw:formula="?f4 / 21600"/><draw:equation draw:name="f12" draw:formula="21600 * ?f5"/><draw:equation draw:name="f13" draw:formula="21600 * ?f4"/><draw:equation draw:name="f14" draw:formula="min(?f11, ?f10)"/><draw:equation draw:name="f15" draw:formula="?f12 / ?f6"/><draw:equation draw:name="f16" draw:formula="?f13 / ?f6"/><draw:equation draw:name="f17" draw:formula="?f15 - ?f8"/><draw:equation draw:name="f18" draw:formula="?f16 - ?f8"/><draw:equation draw:name="f19" draw:formula="?f7 * ?f14"/><draw:equation draw:name="f20" draw:formula="?f9 * ?f14"/><draw:equation draw:name="f21" draw:formula="?f17 * ?f14"/><draw:equation draw:name="f22" draw:formula="?f18 * ?f14"/><draw:equation draw:name="f23" draw:formula="?f15 * ?f14"/><draw:equation draw:name="f24" draw:formula="?f16 * ?f14"/></draw:enhanced-geometry></draw:custom-shape><draw:custom-shape svg:x="0.4484in" svg:y="1.95in" svg:width="2.625in" svg:height="2.69444in" draw:z-index="4" draw:id="id1" draw:style-name="a1" draw:name="Shape2" text:anchor-type="paragraph"><svg:title/><svg:desc/><text:p text:style-name="Normal"/><draw:enhanced-geometry draw:path-stretchpoint-x="21600" draw:path-stretchpoint-y="21600" draw:type="non-primitive" svg:viewBox="0 0 21600 21600" draw:enhanced-path="M ?f7 ?f7 L ?f15 ?f7 ?f15 ?f16 ?f7 ?f16 Z M ?f9 ?f9 L ?f17 ?f9 ?f17 ?f18 ?f9 ?f18 Z N" draw:text-areas="?f9 ?f9 ?f17 ?f18" draw:glue-points="?f19 ?f19 ?f23 ?f19 ?f23 ?f24 ?f19 ?f24 ?f20 ?f20 ?f21 ?f20 ?f21 ?f22 ?f20 ?f22" draw:glue-point-leaving-directions="-0, -0, -0, -0, -0, -0, -0, -0" draw:modifiers="2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$0"/><draw:equation draw:name="f9" draw:formula="?f7 + ?f8"/><draw:equation draw:name="f10" draw:formula="?f5 / 21600"/><draw:equation draw:name="f11" draw:formula="?f4 / 21600"/><draw:equation draw:name="f12" draw:formula="21600 * ?f5"/><draw:equation draw:name="f13" draw:formula="21600 * ?f4"/><draw:equation draw:name="f14" draw:formula="min(?f11, ?f10)"/><draw:equation draw:name="f15" draw:formula="?f12 / ?f6"/><draw:equation draw:name="f16" draw:formula="?f13 / ?f6"/><draw:equation draw:name="f17" draw:formula="?f15 - ?f8"/><draw:equation draw:name="f18" draw:formula="?f16 - ?f8"/><draw:equation draw:name="f19" draw:formula="?f7 * ?f14"/><draw:equation draw:name="f20" draw:formula="?f9 * ?f14"/><draw:equation draw:name="f21" draw:formula="?f17 * ?f14"/><draw:equation draw:name="f22" draw:formula="?f18 * ?f14"/><draw:equation draw:name="f23" draw:formula="?f15 * ?f14"/><draw:equation draw:name="f24" draw:formula="?f16 * ?f14"/></draw:enhanced-geometry></draw:custom-shape><draw:custom-shape svg:x="3.4071in" svg:y="2.4083in" svg:width="2.20833in" svg:height="1.98611in" draw:z-index="251658240" draw:id="id2" draw:style-name="a2" draw:name="Shape3" text:anchor-type="paragraph"><svg:title/><svg:desc/><text:p text:style-name="Normal"/><draw:enhanced-geometry draw:path-stretchpoint-x="21600" draw:path-stretchpoint-y="21600" draw:type="non-primitive" svg:viewBox="0 0 21600 21600" draw:enhanced-path="M ?f7 ?f7 L ?f15 ?f7 ?f15 ?f16 ?f7 ?f16 Z M ?f9 ?f9 L ?f17 ?f9 ?f17 ?f18 ?f9 ?f18 Z N" draw:text-areas="?f9 ?f9 ?f17 ?f18" draw:glue-points="?f19 ?f19 ?f23 ?f19 ?f23 ?f24 ?f19 ?f24 ?f20 ?f20 ?f21 ?f20 ?f21 ?f22 ?f20 ?f22" draw:glue-point-leaving-directions="-0, -0, -0, -0, -0, -0, -0, -0" draw:modifiers="2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$0"/><draw:equation draw:name="f9" draw:formula="?f7 + ?f8"/><draw:equation draw:name="f10" draw:formula="?f5 / 21600"/><draw:equation draw:name="f11" draw:formula="?f4 / 21600"/><draw:equation draw:name="f12" draw:formula="21600 * ?f5"/><draw:equation draw:name="f13" draw:formula="21600 * ?f4"/><draw:equation draw:name="f14" draw:formula="min(?f11, ?f10)"/><draw:equation draw:name="f15" draw:formula="?f12 / ?f6"/><draw:equation draw:name="f16" draw:formula="?f13 / ?f6"/><draw:equation draw:name="f17" draw:formula="?f15 - ?f8"/><draw:equation draw:name="f18" draw:formula="?f16 - ?f8"/><draw:equation draw:name="f19" draw:formula="?f7 * ?f14"/><draw:equation draw:name="f20" draw:formula="?f9 * ?f14"/><draw:equation draw:name="f21" draw:formula="?f17 * ?f14"/><draw:equation draw:name="f22" draw:formula="?f18 * ?f14"/><draw:equation draw:name="f23" draw:formula="?f15 * ?f14"/><draw:equation draw:name="f24" draw:formula="?f16 * ?f14"/></draw:enhanced-geometry></draw:custom-shape><draw:connector draw:type="line" svg:x1="4.1846in" svg:y1="3.6583in" svg:x2="5.61516in" svg:y2="4.39441in" draw:z-index="5" draw:id="id3" draw:style-name="a3" draw:name="Shape4" text:anchor-type="paragraph"><svg:title/><svg:desc/></draw:connector><draw:connector draw:type="line" svg:x1="5.61516in" svg:y1="2.40819in" svg:x2="4.1846in" svg:y2="1.0193in" draw:z-index="6" draw:id="id4" draw:style-name="a4" draw:name="Shape5" text:anchor-type="paragraph"><svg:title/><svg:desc/></draw:connector><draw:connector draw:type="line" svg:x1="3.40707in" svg:y1="2.40811in" svg:x2="1.8654in" svg:y2="1.172in" draw:z-index="251659264" draw:id="id5" draw:style-name="a5" draw:name="Shape6" text:anchor-type="paragraph"><svg:title/><svg:desc/></draw:connector><draw:connector draw:type="line" svg:x1="3.0736in" svg:y1="1.94985in" svg:x2="4.10138in" svg:y2="1.0193in" draw:z-index="7" draw:id="id6" draw:style-name="a6" draw:name="Shape7" text:anchor-type="paragraph"><svg:title/><svg:desc/></draw:connector><draw:connector draw:type="line" svg:x1="3.0736in" svg:y1="4.64441in" svg:x2="4.18402in" svg:y2="3.6583in" draw:z-index="8" draw:id="id7" draw:style-name="a7" draw:name="Shape8" text:anchor-type="paragraph"><svg:title/><svg:desc/></draw:connector><draw:connector draw:type="line" svg:x1="0.7402in" svg:y1="4.36594in" svg:x2="1.69784in" svg:y2="3.6583in" draw:z-index="9" draw:id="id8" draw:style-name="a8" draw:name="Shape9" text:anchor-type="paragraph"><svg:title/><svg:desc/></draw:connector><draw:connector draw:type="line" svg:x1="0.4484in" svg:y1="1.94985in" svg:x2="1.6984in" svg:y2="1.0193in" draw:z-index="10" draw:id="id9" draw:style-name="a9" draw:name="Shape10" text:anchor-type="paragraph"><svg:title/><svg:desc/></draw:connector><draw:connector draw:type="line" svg:x1="3.40604in" svg:y1="4.39441in" svg:x2="1.6984in" svg:y2="3.6583in" draw:z-index="2" draw:id="id10" draw:style-name="a10" draw:name="Shape11" text:anchor-type="paragraph"><svg:title/><svg:desc/></draw:connector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elanos</dc:creator>
    <meta:creation-date>2018-02-12T13:24:00Z</meta:creation-date>
    <dc:date>2018-02-25T20:28:00Z</dc:date>
    <meta:template xlink:href="Normal.dotm" xlink:type="simple"/>
    <meta:editing-cycles>27</meta:editing-cycles>
    <meta:editing-duration>PT75180S</meta:editing-duration>
    <meta:document-statistic meta:page-count="2" meta:paragraph-count="1" meta:word-count="130" meta:character-count="874" meta:row-count="6" meta:non-whitespace-character-count="745"/>
  </office:meta>
</office:document-meta>
</file>